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ContentInfo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ContentInfo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ContentInfo.DefaultFileContentInfo( final String contentType , final String conten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